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ZSongS-Extended(SIP)" svg:font-family="FZSongS-Extended(SIP)" style:font-family-generic="system" style:font-pitch="variable"/>
    <style:font-face style:name="MS Gothi" svg:font-family="'MS Gothi'" style:font-family-generic="system" style:font-pitch="variable"/>
    <style:font-face style:name="MS Minngs" svg:font-family="'MS Minng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fo:keep-with-next="always" style:writing-mode="lr-tb"/>
    </style:style>
    <style:style style:name="Table1.A" style:family="table-column">
      <style:table-column-properties style:column-width="0.625in" style:rel-column-width="6826*"/>
    </style:style>
    <style:style style:name="Table1.B" style:family="table-column">
      <style:table-column-properties style:column-width="1.125in" style:rel-column-width="12287*"/>
    </style:style>
    <style:style style:name="Table1.C" style:family="table-column">
      <style:table-column-properties style:column-width="4.25in" style:rel-column-width="46422*"/>
    </style:style>
    <style:style style:name="Table1.A1" style:family="table-cell">
      <style:table-cell-properties fo:padding="0in" fo:border="none"/>
    </style:style>
    <style:style style:name="P1" style:family="paragraph" style:parent-style-name="Header">
      <style:paragraph-properties fo:margin-left="1.5in" fo:margin-right="0in" fo:text-align="center" style:justify-single-word="false" fo:text-indent="-1.5in" style:auto-text-indent="false"/>
    </style:style>
    <style:style style:name="P2" style:family="paragraph" style:parent-style-name="Footer">
      <style:paragraph-properties fo:padding="0in" fo:border="none"/>
    </style:style>
    <style:style style:name="P3" style:family="paragraph" style:parent-style-name="Standard">
      <style:text-properties style:font-name="Times New Roman" fo:font-size="12pt" style:letter-kerning="true" style:font-size-asian="12pt"/>
    </style:style>
    <style:style style:name="P4" style:family="paragraph" style:parent-style-name="Standard">
      <style:text-properties officeooo:rsid="001f39da" officeooo:paragraph-rsid="001f39da"/>
    </style:style>
    <style:style style:name="P5" style:family="paragraph" style:parent-style-name="Standard">
      <style:text-properties officeooo:paragraph-rsid="001f39da"/>
    </style:style>
    <style:style style:name="P6" style:family="paragraph" style:parent-style-name="Standard">
      <style:text-properties officeooo:paragraph-rsid="001fa576"/>
    </style:style>
    <style:style style:name="P7" style:family="paragraph" style:parent-style-name="Standard">
      <style:text-properties officeooo:paragraph-rsid="00205fbb"/>
    </style:style>
    <style:style style:name="P8" style:family="paragraph" style:parent-style-name="Standard">
      <style:text-properties style:font-name-asian="Times New Roman1"/>
    </style:style>
    <style:style style:name="P9" style:family="paragraph" style:parent-style-name="Standard">
      <style:text-properties officeooo:paragraph-rsid="001fa576" style:font-name-asian="Times New Roman1"/>
    </style:style>
    <style:style style:name="P10" style:family="paragraph" style:parent-style-name="Text_20_body">
      <style:text-properties officeooo:paragraph-rsid="001fa576"/>
    </style:style>
    <style:style style:name="P11" style:family="paragraph" style:parent-style-name="Text_20_body">
      <style:text-properties officeooo:rsid="00365ac8" officeooo:paragraph-rsid="00365ac8"/>
    </style:style>
    <style:style style:name="P12" style:family="paragraph" style:parent-style-name="Text_20_body">
      <style:text-properties style:font-name="Calibri2"/>
    </style:style>
    <style:style style:name="P13" style:family="paragraph" style:parent-style-name="Text_20_body">
      <style:text-properties style:font-name="Calibri2" fo:font-style="normal" style:font-style-asian="normal" style:font-style-complex="normal"/>
    </style:style>
    <style:style style:name="P14" style:family="paragraph" style:parent-style-name="Text_20_body">
      <style:text-properties style:font-name="Calibri2" fo:font-style="normal" style:font-style-asian="normal" style:font-size-complex="12pt" style:font-style-complex="normal"/>
    </style:style>
    <style:style style:name="P15" style:family="paragraph" style:parent-style-name="Subtitle">
      <style:paragraph-properties fo:text-align="start" style:justify-single-word="false"/>
    </style:style>
    <style:style style:name="P16" style:family="paragraph" style:parent-style-name="Subtitle">
      <style:paragraph-properties fo:text-align="start" style:justify-single-word="false"/>
      <style:text-properties fo:font-style="normal" style:font-style-asian="normal"/>
    </style:style>
    <style:style style:name="P17" style:family="paragraph" style:parent-style-name="Subtitle">
      <style:text-properties style:font-name="Calibri2" fo:font-size="12pt" fo:font-style="normal" fo:font-weight="normal" style:font-size-asian="12pt" style:font-style-asian="normal" style:font-weight-asian="normal" style:font-style-complex="normal"/>
    </style:style>
    <style:style style:name="P18" style:family="paragraph" style:parent-style-name="Subtitle">
      <style:text-properties style:font-name="Calibri2" fo:font-style="normal" style:font-style-asian="normal" style:font-style-complex="normal"/>
    </style:style>
    <style:style style:name="P19" style:family="paragraph" style:parent-style-name="Subtitle">
      <style:text-properties style:font-name="Calibri2" fo:font-style="normal" officeooo:rsid="00268c0f" officeooo:paragraph-rsid="00268c0f" style:font-style-asian="normal" style:font-style-complex="normal"/>
    </style:style>
    <style:style style:name="P20" style:family="paragraph" style:parent-style-name="Subtitle">
      <style:text-properties style:font-name="Calibri2" fo:font-style="normal" officeooo:rsid="002609a5" officeooo:paragraph-rsid="002609a5" style:font-style-asian="normal" style:font-style-complex="normal"/>
    </style:style>
    <style:style style:name="P21" style:family="paragraph" style:parent-style-name="Subtitle">
      <style:paragraph-properties fo:text-align="start" style:justify-single-word="false" fo:break-before="page"/>
    </style:style>
    <style:style style:name="P22" style:family="paragraph" style:parent-style-name="Title">
      <style:paragraph-properties fo:break-before="page"/>
      <style:text-properties officeooo:rsid="00246490" officeooo:paragraph-rsid="00246490"/>
    </style:style>
    <style:style style:name="P23" style:family="paragraph" style:parent-style-name="Title">
      <style:text-properties officeooo:rsid="00246490" officeooo:paragraph-rsid="00246490"/>
    </style:style>
    <style:style style:name="P24" style:family="paragraph" style:parent-style-name="Title">
      <style:text-properties style:font-name="Calibri2"/>
    </style:style>
    <style:style style:name="P25" style:family="paragraph" style:parent-style-name="Title">
      <style:text-properties style:font-name="Calibri2" officeooo:rsid="0019019d" officeooo:paragraph-rsid="0019019d"/>
    </style:style>
    <style:style style:name="P26" style:family="paragraph" style:parent-style-name="Table_20_Contents">
      <style:text-properties fo:font-weight="bold" officeooo:rsid="002210e8" officeooo:paragraph-rsid="002210e8" style:font-weight-asian="bold" style:font-weight-complex="bold"/>
    </style:style>
    <style:style style:name="P27" style:family="paragraph" style:parent-style-name="Table_20_Contents">
      <style:text-properties officeooo:rsid="0022c438" officeooo:paragraph-rsid="0022c438"/>
    </style:style>
    <style:style style:name="P28" style:family="paragraph" style:parent-style-name="Table_20_Contents">
      <style:text-properties officeooo:rsid="00246490" officeooo:paragraph-rsid="00246490"/>
    </style:style>
    <style:style style:name="P29" style:family="paragraph" style:parent-style-name="Table_20_Contents">
      <style:text-properties officeooo:rsid="002609a5" officeooo:paragraph-rsid="002609a5"/>
    </style:style>
    <style:style style:name="P30" style:family="paragraph" style:parent-style-name="Table_20_Contents">
      <style:text-properties officeooo:rsid="002f0be4" officeooo:paragraph-rsid="002f0be4"/>
    </style:style>
    <style:style style:name="P31" style:family="paragraph" style:parent-style-name="Table_20_Contents">
      <style:text-properties officeooo:rsid="002f928e" officeooo:paragraph-rsid="002f928e"/>
    </style:style>
    <style:style style:name="P32" style:family="paragraph" style:parent-style-name="Acronyms">
      <style:text-properties officeooo:rsid="00246490" officeooo:paragraph-rsid="00246490"/>
    </style:style>
    <style:style style:name="P33" style:family="paragraph" style:parent-style-name="Illustration_20_Index_20_1">
      <style:paragraph-properties>
        <style:tab-stops>
          <style:tab-stop style:position="6in" style:type="right" style:leader-style="dotted" style:leader-text="."/>
        </style:tab-stops>
      </style:paragraph-properties>
    </style:style>
    <style:style style:name="P34" style:family="paragraph" style:parent-style-name="Guidance">
      <style:text-properties style:font-name="Calibri2"/>
    </style:style>
    <style:style style:name="P35" style:family="paragraph" style:parent-style-name="Contents_20_2">
      <style:paragraph-properties>
        <style:tab-stops>
          <style:tab-stop style:position="6in" style:type="right" style:leader-style="dotted" style:leader-text="."/>
        </style:tab-stops>
      </style:paragraph-properties>
    </style:style>
    <style:style style:name="P36" style:family="paragraph" style:parent-style-name="Contents_20_1">
      <style:paragraph-properties>
        <style:tab-stops>
          <style:tab-stop style:position="6in" style:type="right" style:leader-style="dotted" style:leader-text="."/>
        </style:tab-stops>
      </style:paragraph-properties>
    </style:style>
    <style:style style:name="P37" style:family="paragraph" style:parent-style-name="Standard" style:master-page-name="Converted1">
      <style:paragraph-properties style:page-number="1"/>
      <style:text-properties fo:font-size="24pt" fo:font-weight="bold" style:letter-kerning="true" style:font-size-asian="24pt" style:font-weight-asian="bold" style:font-size-complex="24pt" style:font-weight-complex="bold"/>
    </style:style>
    <style:style style:name="P38" style:family="paragraph" style:parent-style-name="Standard" style:list-style-name="WWNum1"/>
    <style:style style:name="P39" style:family="paragraph" style:parent-style-name="Standard" style:list-style-name="WWNum1">
      <style:text-properties officeooo:rsid="001f39da" officeooo:paragraph-rsid="001f39da"/>
    </style:style>
    <style:style style:name="P40" style:family="paragraph" style:parent-style-name="Standard" style:list-style-name="WWNum1" style:master-page-name="">
      <style:paragraph-properties fo:margin-left="0in" fo:margin-right="0in" fo:text-align="start" style:justify-single-word="false" fo:orphans="2" fo:widows="2" fo:text-indent="0in" style:auto-text-indent="false" style:page-number="auto" style:writing-mode="lr-tb"/>
    </style:style>
    <style:style style:name="P41" style:family="paragraph" style:parent-style-name="Standard" style:list-style-name="WWNum1">
      <style:paragraph-properties fo:text-align="start" style:justify-single-word="false" fo:orphans="2" fo:widows="2" style:writing-mode="lr-tb"/>
      <style:text-properties officeooo:rsid="003186ef" officeooo:paragraph-rsid="003186ef"/>
    </style:style>
    <style:style style:name="P42" style:family="paragraph" style:parent-style-name="Heading_20_1">
      <style:text-properties style:font-name-asian="Times New Roman1"/>
    </style:style>
    <style:style style:name="P43" style:family="paragraph" style:parent-style-name="Heading_20_1" style:list-style-name="WWNum1">
      <style:text-properties style:font-name-asian="Times New Roman1"/>
    </style:style>
    <style:style style:name="P44" style:family="paragraph" style:parent-style-name="Heading_20_1" style:list-style-name="WWNum1" style:master-page-name="Converted2">
      <style:paragraph-properties style:page-number="1"/>
    </style:style>
    <style:style style:name="P45" style:family="paragraph" style:parent-style-name="Heading_20_1">
      <style:paragraph-properties fo:break-before="page"/>
      <style:text-properties style:font-name-asian="Times New Roman1"/>
    </style:style>
    <style:style style:name="P46" style:family="paragraph" style:parent-style-name="Text_20_body" style:list-style-name="WWNum1">
      <style:text-properties officeooo:paragraph-rsid="001fa576"/>
    </style:style>
    <style:style style:name="P47" style:family="paragraph" style:parent-style-name="Text_20_body" style:list-style-name="L1">
      <style:text-properties officeooo:rsid="0019d9f5" officeooo:paragraph-rsid="0019d9f5"/>
    </style:style>
    <style:style style:name="P48" style:family="paragraph" style:parent-style-name="Guidance" style:master-page-name="Standard">
      <style:paragraph-properties style:page-number="auto"/>
    </style:style>
    <style:style style:name="P49" style:family="paragraph" style:parent-style-name="Heading_20_2" style:list-style-name="WWNum1"/>
    <style:style style:name="P50" style:family="paragraph" style:parent-style-name="Heading_20_2" style:list-style-name="WWNum1">
      <style:text-properties officeooo:paragraph-rsid="001d934e"/>
    </style:style>
    <style:style style:name="P51" style:family="paragraph" style:parent-style-name="Heading_20_2" style:list-style-name="WWNum1">
      <style:text-properties officeooo:paragraph-rsid="00246490"/>
    </style:style>
    <style:style style:name="P52" style:family="paragraph" style:parent-style-name="Heading_20_2" style:list-style-name="WWNum1">
      <style:text-properties style:font-name-asian="Times New Roman1"/>
    </style:style>
    <style:style style:name="P53" style:family="paragraph" style:parent-style-name="Heading_20_2" style:list-style-name="WWNum1">
      <style:text-properties officeooo:paragraph-rsid="003186ef" style:font-name-asian="Times New Roman1"/>
    </style:style>
    <style:style style:name="P54" style:family="paragraph" style:parent-style-name="Heading_20_2" style:list-style-name="WWNum1">
      <style:text-properties officeooo:paragraph-rsid="001fa576" style:font-name-asian="Times New Roman1"/>
    </style:style>
    <style:style style:name="P55" style:family="paragraph" style:parent-style-name="Heading_20_2" style:list-style-name="WWNum1" style:master-page-name="">
      <style:paragraph-properties fo:margin-left="0in" fo:margin-right="0in" fo:text-align="start" style:justify-single-word="false" fo:orphans="2" fo:widows="2" fo:text-indent="0in" style:auto-text-indent="false" style:page-number="auto" style:writing-mode="lr-tb"/>
      <style:text-properties officeooo:paragraph-rsid="003186ef"/>
    </style:style>
    <style:style style:name="P56" style:family="paragraph" style:parent-style-name="List_20_Paragraph" style:list-style-name="WWNum43"/>
    <style:style style:name="P57" style:family="paragraph" style:parent-style-name="List_20_Paragraph" style:list-style-name="WWNum43">
      <style:text-properties officeooo:paragraph-rsid="00205fbb"/>
    </style:style>
    <style:style style:name="T1" style:family="text">
      <style:text-properties officeooo:rsid="00288487"/>
    </style:style>
    <style:style style:name="T2" style:family="text">
      <style:text-properties fo:font-size="12pt" fo:font-weight="normal" style:font-size-asian="12pt" style:font-weight-asian="normal"/>
    </style:style>
    <style:style style:name="T3" style:family="text">
      <style:text-properties style:font-name-asian="Times New Roman1"/>
    </style:style>
    <style:style style:name="T4" style:family="text">
      <style:text-properties officeooo:rsid="0019019d" style:font-name-asian="Times New Roman1"/>
    </style:style>
    <style:style style:name="T5" style:family="text">
      <style:text-properties officeooo:rsid="001a02de" style:font-name-asian="Times New Roman1"/>
    </style:style>
    <style:style style:name="T6" style:family="text">
      <style:text-properties officeooo:rsid="002a2c78" style:font-name-asian="Times New Roman1"/>
    </style:style>
    <style:style style:name="T7" style:family="text">
      <style:text-properties officeooo:rsid="0019019d"/>
    </style:style>
    <style:style style:name="T8" style:family="text">
      <style:text-properties officeooo:rsid="0022c438"/>
    </style:style>
    <style:style style:name="T9" style:family="text">
      <style:text-properties officeooo:rsid="0022d9d0"/>
    </style:style>
    <style:style style:name="T10" style:family="text">
      <style:text-properties officeooo:rsid="00246490"/>
    </style:style>
    <style:style style:name="T11" style:family="text">
      <style:text-properties officeooo:rsid="002609a5"/>
    </style:style>
    <style:style style:name="T12" style:family="text">
      <style:text-properties officeooo:rsid="002a2c78"/>
    </style:style>
    <style:style style:name="T13" style:family="text">
      <style:text-properties officeooo:rsid="002f0be4"/>
    </style:style>
    <style:style style:name="T14" style:family="text">
      <style:text-properties officeooo:rsid="003186ef"/>
    </style:style>
    <style:style style:name="T15" style:family="text">
      <style:text-properties officeooo:rsid="00352bae"/>
    </style:style>
    <style:style style:name="T16" style:family="text">
      <style:text-properties officeooo:rsid="00356670"/>
    </style:style>
    <style:style style:name="T17" style:family="text">
      <style:text-properties officeooo:rsid="0037e610"/>
    </style:style>
    <style:style style:name="T18" style:family="text">
      <style:text-properties style:font-name="Calibri2"/>
    </style:style>
    <style:style style:name="T19" style:family="text">
      <style:text-properties officeooo:rsid="003b8d4a"/>
    </style:style>
    <style:style style:name="T20" style:family="text">
      <style:text-properties officeooo:rsid="003c0fe2"/>
    </style:style>
    <style:style style:name="T21"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2"/>
      <text:p text:style-name="P25">USB Gain/Phase Analyzer</text:p>
      <text:p text:style-name="P24">Project Requirements Specification</text:p>
      <text:p text:style-name="P34"/>
      <text:p text:style-name="P13"/>
      <text:p text:style-name="P18">Watson Capstone Project <text:s/><text:span text:style-name="T7">WCP52</text:span></text:p>
      <text:p text:style-name="P18">Sponsor: <text:span text:style-name="T7">Professor Kyle Temkin</text:span></text:p>
      <text:p text:style-name="P18"/>
      <text:p text:style-name="P19">October <text:span text:style-name="T17">17</text:span>, 2014</text:p>
      <text:p text:style-name="P18">Revision: <text:span text:style-name="T20">–</text:span></text:p>
      <text:p text:style-name="P13"/>
      <text:p text:style-name="P13"/>
      <text:p text:style-name="P18">Submitted by:</text:p>
      <text:p text:style-name="P18"><text:span text:style-name="T11">Christopher Pavlina</text:span>, Lead, <text:span text:style-name="T11">EE</text:span></text:p>
      <text:p text:style-name="P20">Kaidi Xu, EE</text:p>
      <text:p text:style-name="P20">Harrison Owens, CE</text:p>
      <text:p text:style-name="P20">Ken Zach, CE</text:p>
      <text:p text:style-name="P13"/>
      <text:p text:style-name="P18">Faculty Advisor: Professor <text:span text:style-name="T11">Kyle Temkin</text:span></text:p>
      <text:p text:style-name="P18"><text:span text:style-name="T11">P</text:span>rogram Manager: <text:span text:style-name="T1">Professor Jack Maynard</text:span></text:p>
      <text:p text:style-name="P13"/>
      <text:p text:style-name="P18"/>
      <text:p text:style-name="P17">Approved for public release; distribution is unlimited.</text:p>
      <text:p text:style-name="P17"/>
      <text:p text:style-name="P17">Submitted in partial fulfillment of EECE 487-488 / ME 493-494 requirements.</text:p>
      <text:p text:style-name="P14"/>
      <text:p text:style-name="P18"><text:span text:style-name="T2">Thomas J. Watson School of Engineering and</text:span><text:bookmark text:name="_GoBack1"/><text:span text:style-name="T2"> Applied Science</text:span></text:p>
      <text:p text:style-name="P17">Binghamton University</text:p>
      <text:p text:style-name="P17">Binghamton, NY</text:p>
      <text:p text:style-name="P2"><text:span text:style-name="page_20_number"><text:span text:style-name="T18"/></text:span></text:p>
      <text:p text:style-name="P2"><text:soft-page-break/><text:span text:style-name="page_20_number"/></text:p>
      <text:p text:style-name="P37"/>
      <text:p text:style-name="P16">Table of Contents</text:p>
      <text:p text:style-name="Guidance"/>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3">
            <text:index-source-style text:style-name="Heading_20_3"/>
          </text:index-source-styles>
        </text:table-of-content-source>
        <text:index-body>
          <text:p text:style-name="P36"><text:a xlink:type="simple" xlink:href="#__RefHeading__700_2030171249" text:style-name="Internet_20_link" text:visited-style-name="Visited_20_Internet_20_Link">1 Scope<text:tab/>1</text:a></text:p>
          <text:p text:style-name="P35"><text:a xlink:type="simple" xlink:href="#__RefHeading__702_2030171249" text:style-name="Internet_20_link" text:visited-style-name="Visited_20_Internet_20_Link">1.1 Identification<text:tab/>1</text:a></text:p>
          <text:p text:style-name="P35"><text:a xlink:type="simple" xlink:href="#__RefHeading__704_2030171249" text:style-name="Internet_20_link" text:visited-style-name="Visited_20_Internet_20_Link">1.2 System Overview<text:tab/>1</text:a></text:p>
          <text:p text:style-name="P35"><text:a xlink:type="simple" xlink:href="#__RefHeading__706_2030171249" text:style-name="Internet_20_link" text:visited-style-name="Visited_20_Internet_20_Link">1.3 Document Overview<text:tab/>1</text:a></text:p>
          <text:p text:style-name="P36"><text:a xlink:type="simple" xlink:href="#__RefHeading__708_2030171249" text:style-name="Internet_20_link" text:visited-style-name="Visited_20_Internet_20_Link">2 Applicable Documents<text:tab/>1</text:a></text:p>
          <text:p text:style-name="P36"><text:a xlink:type="simple" xlink:href="#__RefHeading__710_2030171249" text:style-name="Internet_20_link" text:visited-style-name="Visited_20_Internet_20_Link">3 Requirements<text:tab/>1</text:a></text:p>
          <text:p text:style-name="P35"><text:a xlink:type="simple" xlink:href="#__RefHeading__747_1604287838" text:style-name="Internet_20_link" text:visited-style-name="Visited_20_Internet_20_Link">3.1 Required States and Modes<text:tab/>1</text:a></text:p>
          <text:p text:style-name="P35"><text:a xlink:type="simple" xlink:href="#__RefHeading__714_2030171249" text:style-name="Internet_20_link" text:visited-style-name="Visited_20_Internet_20_Link">3.2 System Capability Requirements<text:tab/>1</text:a></text:p>
          <text:p text:style-name="P35"><text:a xlink:type="simple" xlink:href="#__RefHeading__716_2030171249" text:style-name="Internet_20_link" text:visited-style-name="Visited_20_Internet_20_Link">3.3 System External Interface Requirements<text:tab/>2</text:a></text:p>
          <text:p text:style-name="P35"><text:a xlink:type="simple" xlink:href="#__RefHeading__718_2030171249" text:style-name="Internet_20_link" text:visited-style-name="Visited_20_Internet_20_Link">3.4 System Internal Interface Requirements<text:tab/>2</text:a></text:p>
          <text:p text:style-name="P35"><text:a xlink:type="simple" xlink:href="#__RefHeading__722_2030171249" text:style-name="Internet_20_link" text:visited-style-name="Visited_20_Internet_20_Link">3.5 System Internal Data Requirements<text:tab/>2</text:a></text:p>
          <text:p text:style-name="P35"><text:a xlink:type="simple" xlink:href="#__RefHeading__726_2030171249" text:style-name="Internet_20_link" text:visited-style-name="Visited_20_Internet_20_Link">3.6 Other System Requirements<text:tab/>2</text:a></text:p>
          <text:p text:style-name="P35"><text:a xlink:type="simple" xlink:href="#__RefHeading__734_2030171249" text:style-name="Internet_20_link" text:visited-style-name="Visited_20_Internet_20_Link">3.7 Precedence and Criticality of Requirements<text:tab/>3</text:a></text:p>
          <text:p text:style-name="P36"><text:a xlink:type="simple" xlink:href="#__RefHeading__736_2030171249" text:style-name="Internet_20_link" text:visited-style-name="Visited_20_Internet_20_Link">4 Qualification Provisions<text:tab/>3</text:a></text:p>
          <text:p text:style-name="P36"><text:a xlink:type="simple" xlink:href="#__RefHeading__738_2030171249" text:style-name="Internet_20_link" text:visited-style-name="Visited_20_Internet_20_Link">5 Requirements Traceability<text:tab/>3</text:a></text:p>
          <text:p text:style-name="P36"><text:a xlink:type="simple" xlink:href="#__RefHeading__740_2030171249" text:style-name="Internet_20_link" text:visited-style-name="Visited_20_Internet_20_Link">6 Notes<text:tab/>3</text:a></text:p>
          <text:p text:style-name="P35"><text:a xlink:type="simple" xlink:href="#__RefHeading__742_2030171249" text:style-name="Internet_20_link" text:visited-style-name="Visited_20_Internet_20_Link">6.1 Acronyms and Abbreviations<text:tab/>4</text:a></text:p>
          <text:p text:style-name="P35"><text:a xlink:type="simple" xlink:href="#__RefHeading__744_2030171249" text:style-name="Internet_20_link" text:visited-style-name="Visited_20_Internet_20_Link">6.2 Bibliography<text:tab/>4</text:a></text:p>
          <text:p text:style-name="P36"><text:a xlink:type="simple" xlink:href="#__RefHeading__755_1604287838" text:style-name="Internet_20_link" text:visited-style-name="Visited_20_Internet_20_Link">7 Appendix A: Project Proposal<text:tab/>5</text:a></text:p>
        </text:index-body>
      </text:table-of-content>
      <text:p text:style-name="P3"/>
      <text:p text:style-name="P21">List of Figures</text:p>
      <text:p text:style-name="Guidance"/>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List of Tables</text:p>
      <text:p text:style-name="Guidance"/>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Table 1: Qualification Provisions<text:tab/>4</text:p>
        </text:index-body>
      </text:illustration-index>
      <text:p text:style-name="Text_20_body"/>
      <text:list xml:id="list7809946616295893983" text:style-name="WWNum1">
        <text:list-item>
          <text:h text:style-name="P44" text:outline-level="1"><text:bookmark-start text:name="__RefHeading__700_2030171249"/><text:bookmark-start text:name="_Toc273617264"/>Scope<text:bookmark-end text:name="__RefHeading__700_2030171249"/><text:bookmark-end text:name="_Toc273617264"/></text:h>
        </text:list-item>
      </text:list>
      <text:p text:style-name="Guidance"/>
      <text:list xml:id="list92254470381511" text:continue-numbering="true" text:style-name="WWNum1">
        <text:list-item>
          <text:list>
            <text:list-item>
              <text:h text:style-name="P52" text:outline-level="2"><text:bookmark-start text:name="__RefHeading__702_2030171249"/><text:bookmark-start text:name="_Toc273617265"/>Identification<text:bookmark-end text:name="__RefHeading__702_2030171249"/><text:bookmark-end text:name="_Toc273617265"/></text:h>
            </text:list-item>
          </text:list>
        </text:list-item>
      </text:list>
      <text:p text:style-name="Guidance"/>
      <text:list xml:id="list92256147058583" text:continue-numbering="true" text:style-name="WWNum1">
        <text:list-item>
          <text:list>
            <text:list-item>
              <text:h text:style-name="P49" text:outline-level="2"><text:bookmark-start text:name="__RefHeading__704_2030171249"/><text:bookmark-start text:name="_Toc273617266"/>System Overview<text:bookmark-end text:name="__RefHeading__704_2030171249"/><text:bookmark-end text:name="_Toc273617266"/></text:h>
            </text:list-item>
          </text:list>
        </text:list-item>
      </text:list>
      <text:p text:style-name="P11"/>
      <text:p text:style-name="Standard">A Gain/Phase Analyzer is an instrument used to plot the frequency response of a network or amplifier. <text:s/>The project proposal in Appendix A specifies a small, computer-controlled gain/phase analyzer for use by students and individuals. <text:s/>It can stimulate and then measure filters, amplifiers and control systems, allowing their behavior to be plotted and analyzed. The device is to be developed as an open-source project, so that students may study its inner workings.</text:p>
      <text:p text:style-name="Standard"/>
      <text:list xml:id="list92255078884828" text:continue-numbering="true" text:style-name="WWNum1">
        <text:list-item>
          <text:list>
            <text:list-item>
              <text:h text:style-name="P52" text:outline-level="2"><text:bookmark-start text:name="__RefHeading__706_2030171249"/><text:bookmark-start text:name="_Toc273617267"/>Document Overview<text:bookmark-end text:name="__RefHeading__706_2030171249"/><text:bookmark-end text:name="_Toc273617267"/></text:h>
            </text:list-item>
          </text:list>
        </text:list-item>
      </text:list>
      <text:p text:style-name="Standard"/>
      <text:p text:style-name="Standard">This specification provides the essential project requirements in Section 3, Requirements, and the qualification method for each requirement in Section 4, Qualification Provisions.</text:p>
      <text:p text:style-name="Standard"/>
      <text:p text:style-name="Standard">In this specification, a requirement is identified by “shall”, a good practice by “should”, permission by “may” or “can”, expected outcome or action by “will”, and descriptive material by “is” or “are” (or another verb form of “to be”.</text:p>
      <text:p text:style-name="Standard"/>
      <text:list xml:id="list92254438460779" text:continue-numbering="true" text:style-name="WWNum1">
        <text:list-item>
          <text:h text:style-name="P43" text:outline-level="1"><text:bookmark-start text:name="__RefHeading__708_2030171249"/><text:bookmark-start text:name="_Toc273617268"/>Applicable Documents<text:bookmark-end text:name="__RefHeading__708_2030171249"/><text:bookmark-end text:name="_Toc273617268"/></text:h>
        </text:list-item>
      </text:list>
      <text:p text:style-name="Standard"/>
      <text:p text:style-name="Standard"><text:s/>The following documents of the exact issue shown form a part of this specification to the extent specified herein. <text:s/>In the event of conflict between the documents referenced herein and the contents of this specification, the contents of this specification shall be considered a superseding requirement.</text:p>
      <text:p text:style-name="Standard"/>
      <text:list xml:id="list92255544769135" text:continue-numbering="true" text:style-name="WWNum1">
        <text:list-item>
          <text:h text:style-name="P43" text:outline-level="1"><text:bookmark-start text:name="__RefHeading__710_2030171249"/><text:bookmark-start text:name="_Toc273617269"/>Requirements<text:bookmark-end text:name="__RefHeading__710_2030171249"/><text:bookmark-end text:name="_Toc273617269"/></text:h>
        </text:list-item>
      </text:list>
      <text:p text:style-name="Guidance"/>
      <text:list xml:id="list92254568251520" text:continue-numbering="true" text:style-name="WWNum1">
        <text:list-item>
          <text:list>
            <text:list-item>
              <text:h text:style-name="P53" text:outline-level="2"><text:bookmark-start text:name="_Toc273617270"/><text:bookmark-start text:name="__RefHeading__747_1604287838"/>Required States and Modes<text:bookmark-end text:name="_Toc273617270"/><text:bookmark-end text:name="__RefHeading__747_1604287838"/></text:h>
              <text:h text:style-name="P55" text:outline-level="2"/>
              <text:p text:style-name="P40"><text:bookmark-start text:name="__RefHeading__749_1604287838"/>This system requires the following modes:<text:bookmark-end text:name="__RefHeading__749_1604287838"/></text:p>
              <text:list>
                <text:list-item>
                  <text:h text:style-name="P41" text:outline-level="2"><text:bookmark-start text:name="__RefHeading__751_1604287838"/>Idle: <text:s/>The signal source and detection subsystems are inactive, and the system is waiting for commands.<text:bookmark-end text:name="__RefHeading__751_1604287838"/></text:h>
                </text:list-item>
                <text:list-item>
                  <text:h text:style-name="P41" text:outline-level="2"><text:bookmark-start text:name="__RefHeading__753_1604287838"/>Analysis: <text:s/>The system is performing a gain/phase analysis.<text:bookmark-end text:name="__RefHeading__753_1604287838"/></text:h>
                  <text:p text:style-name="P46"/>
                </text:list-item>
              </text:list>
            </text:list-item>
            <text:list-item>
              <text:h text:style-name="P52" text:outline-level="2"><text:bookmark-start text:name="__RefHeading__714_2030171249"/><text:bookmark-start text:name="_Toc273617271"/>System Capability Requirements<text:bookmark-end text:name="__RefHeading__714_2030171249"/><text:bookmark-end text:name="_Toc273617271"/></text:h>
            </text:list-item>
          </text:list>
        </text:list-item>
      </text:list>
      <text:p text:style-name="P8"/>
      <text:list xml:id="list92254749608559" text:continue-numbering="true" text:style-name="WWNum1">
        <text:list-item>
          <text:list>
            <text:list-item>
              <text:list>
                <text:list-item>
                  <text:p text:style-name="P38"><text:span text:style-name="T3">The an</text:span><text:span text:style-name="T4">al</text:span><text:span text:style-name="T3">yzer shal</text:span><text:span text:style-name="T4">l</text:span><text:span text:style-name="T3"> be able to display </text:span><text:span text:style-name="T6">a plot</text:span><text:span text:style-name="T3"> </text:span><text:span text:style-name="T5">on the operator's PC </text:span><text:span text:style-name="T3">in the form of a Bode plot.</text:span></text:p>
                </text:list-item>
                <text:list-item>
                  <text:p text:style-name="P38"><text:soft-page-break/>The analyzer shall be capable of sourcing test signals between 1 kHz and <text:span text:style-name="T12">150</text:span> MHz. <text:span text:style-name="T14">(Not applicable: state WCP52-3.1.1 — idle)</text:span></text:p>
                </text:list-item>
                <text:list-item>
                  <text:p text:style-name="P38">The analyzer shall be capable of output amplitudes up to <text:span text:style-name="T16">1.25 </text:span>V RMS at <text:span text:style-name="T12">frequencies up to 100 MHz. (Not applicable: state WCP52-3.1.1 — idle)</text:span></text:p>
                </text:list-item>
                <text:list-item>
                  <text:p text:style-name="P38"><text:span text:style-name="T8">The analyzer shall be </text:span>able to detect <text:span text:style-name="T8">signals </text:span>down to at least <text:span text:style-name="T9">40</text:span> dB below the output amplitude. <text:span text:style-name="T14">(Not applicable: state WCP52-3.1.1 — idle)</text:span></text:p>
                </text:list-item>
                <text:list-item>
                  <text:p text:style-name="P38">The analyzer should be able to detect signals down to at least <text:span text:style-name="T12">60 </text:span>dB below the output amplitude. <text:span text:style-name="T14">(Not applicable: state WCP52-3.1.1 — idle)</text:span></text:p>
                </text:list-item>
                <text:list-item>
                  <text:p text:style-name="P38">Amplitude accuracy shall be within 3 dB, and phase accuracy within 5 degrees.</text:p>
                </text:list-item>
                <text:list-item>
                  <text:p text:style-name="P38">Amplitude accuracy should be within 1 dB, and phase accuracy within 1 degree, <text:s/>for frequencies less than 20 MHz.</text:p>
                </text:list-item>
                <text:list-item>
                  <text:p text:style-name="P38">The hardware shall not be able to be damaged by its remote interface, unless an “unlock” command has been issued.</text:p>
                </text:list-item>
              </text:list>
            </text:list-item>
          </text:list>
        </text:list-item>
      </text:list>
      <text:list xml:id="list2688571405679329267" text:style-name="L1">
        <text:list-header>
          <text:p text:style-name="P47"/>
        </text:list-header>
      </text:list>
      <text:list xml:id="list92254728800116" text:continue-list="list92254749608559" text:style-name="WWNum1">
        <text:list-item>
          <text:list>
            <text:list-item>
              <text:h text:style-name="P52" text:outline-level="2"><text:bookmark-start text:name="__RefHeading__716_2030171249"/><text:bookmark-start text:name="_Toc273617272"/>System External Interface Requirements<text:bookmark-end text:name="__RefHeading__716_2030171249"/><text:bookmark-end text:name="_Toc273617272"/></text:h>
            </text:list-item>
          </text:list>
        </text:list-item>
      </text:list>
      <text:p text:style-name="Standard"/>
      <text:list xml:id="list92254820997246" text:continue-numbering="true" text:style-name="WWNum1">
        <text:list-item>
          <text:list>
            <text:list-item>
              <text:list>
                <text:list-item>
                  <text:p text:style-name="P38">The analyzer shall interface with a PC.</text:p>
                </text:list-item>
                <text:list-item>
                  <text:p text:style-name="P38">The analyzer should use a text-driven protocol.</text:p>
                </text:list-item>
                <text:list-item>
                  <text:p text:style-name="P38"><text:span text:style-name="T12">The analyzer should use a common, standard communication protocol</text:span>, for example, USB-CDC.</text:p>
                </text:list-item>
                <text:list-item>
                  <text:p text:style-name="P38">The analyzer shall use <text:span text:style-name="T12">either SMA or BNC connectors to interface to the device under test (DUT).</text:span></text:p>
                </text:list-item>
                <text:list-item>
                  <text:p text:style-name="P38">The analyzer shall provide power via a front-panel connection for use with external DUT adapters. The voltage should be at least +/- 10V, and up to 1W should be available when not powered by USB.</text:p>
                </text:list-item>
              </text:list>
            </text:list-item>
          </text:list>
        </text:list-item>
      </text:list>
      <text:p text:style-name="P10"/>
      <text:list xml:id="list92254411577074" text:continue-numbering="true" text:style-name="WWNum1">
        <text:list-item>
          <text:list>
            <text:list-item>
              <text:h text:style-name="P54" text:outline-level="2"><text:bookmark-start text:name="__RefHeading__718_2030171249"/><text:bookmark-start text:name="_Toc273617273"/>System Internal Interface Requirements<text:bookmark-end text:name="__RefHeading__718_2030171249"/><text:bookmark-end text:name="_Toc273617273"/></text:h>
              <text:list>
                <text:list-item>
                  <text:p text:style-name="P38"><text:bookmark-start text:name="__RefHeading__720_2030171249"/>All internal interfaces are left to the system designer.<text:bookmark-end text:name="__RefHeading__720_2030171249"/></text:p>
                </text:list-item>
              </text:list>
            </text:list-item>
          </text:list>
        </text:list-item>
      </text:list>
      <text:p text:style-name="Standard"/>
      <text:list xml:id="list92254963630898" text:continue-numbering="true" text:style-name="WWNum1">
        <text:list-item>
          <text:list>
            <text:list-item>
              <text:h text:style-name="P54" text:outline-level="2"><text:bookmark-start text:name="__RefHeading__722_2030171249"/><text:bookmark-start text:name="_Toc273617274"/>System Internal Data Requirements<text:bookmark-end text:name="__RefHeading__722_2030171249"/><text:bookmark-end text:name="_Toc273617274"/></text:h>
              <text:list>
                <text:list-item>
                  <text:p text:style-name="P38"><text:bookmark-start text:name="__RefHeading__724_2030171249"/>All decisions about internal data are left to the system designers.<text:bookmark-end text:name="__RefHeading__724_2030171249"/></text:p>
                </text:list-item>
              </text:list>
              <text:h text:style-name="P50" text:outline-level="2"/>
            </text:list-item>
            <text:list-item>
              <text:h text:style-name="P54" text:outline-level="2"><text:bookmark-start text:name="__RefHeading__726_2030171249"/><text:bookmark-start text:name="_Toc273617275"/>Other System Requirements<text:bookmark-end text:name="__RefHeading__726_2030171249"/><text:bookmark-end text:name="_Toc273617275"/></text:h>
            </text:list-item>
          </text:list>
        </text:list-item>
      </text:list>
      <text:p text:style-name="P9"/>
      <text:list xml:id="list92256048481141" text:continue-numbering="true" text:style-name="WWNum1">
        <text:list-item>
          <text:list>
            <text:list-item>
              <text:list>
                <text:list-item>
                  <text:p text:style-name="P38"><text:bookmark-start text:name="__RefHeading__728_2030171249"/>The system should include a simple operator's manual, which should include a brief Theory of Operation explaining its design, instructions for using each function, and example test setups for characterization of filters and control loops.<text:bookmark-end text:name="__RefHeading__728_2030171249"/></text:p>
                </text:list-item>
              </text:list>
            </text:list-item>
          </text:list>
        </text:list-item>
      </text:list>
      <text:p text:style-name="Standard"/>
      <text:list xml:id="list92256215396036" text:continue-numbering="true" text:style-name="WWNum1">
        <text:list-item>
          <text:list>
            <text:list-item>
              <text:list>
                <text:list-item>
                  <text:p text:style-name="P38"><text:bookmark-start text:name="__RefHeading__730_2030171249"/>The system shall include a protocol guide, showing how to communicate with it.<text:bookmark-end text:name="__RefHeading__730_2030171249"/></text:p>
                  <text:p text:style-name="P38"/>
                </text:list-item>
                <text:list-item>
                  <text:p text:style-name="P38"><text:bookmark-start text:name="__RefHeading__732_2030171249"/>The PCB shall be produced using surface-mount technology as much as is reasonable, without no-lead packages unless absolutely required.<text:bookmark-end text:name="__RefHeading__732_2030171249"/></text:p>
                  <text:p text:style-name="P38"/>
                </text:list-item>
                <text:list-item>
                  <text:p text:style-name="P38">The interface should expose direct control of the hardware functions, allowing additional features to be implemented.</text:p>
                  <text:p text:style-name="P38"/>
                </text:list-item>
                <text:list-item>
                  <text:p text:style-name="P38">The system shall <text:span text:style-name="T15">have no </text:span>voltages greater than 30 V peak-to-peak accessible <text:span text:style-name="T15">externally</text:span>.</text:p>
                </text:list-item>
              </text:list>
            </text:list-item>
          </text:list>
        </text:list-item>
      </text:list>
      <text:p text:style-name="P6"><text:soft-page-break/></text:p>
      <text:list xml:id="list92254564085955" text:continue-numbering="true" text:style-name="WWNum1">
        <text:list-item>
          <text:list>
            <text:list-item>
              <text:h text:style-name="P52" text:outline-level="2"><text:bookmark-start text:name="__RefHeading__734_2030171249"/><text:bookmark-start text:name="_Toc273617276"/>Precedence and Criticality of Requirements<text:bookmark-end text:name="__RefHeading__734_2030171249"/><text:bookmark-end text:name="_Toc273617276"/></text:h>
            </text:list-item>
          </text:list>
        </text:list-item>
      </text:list>
      <text:p text:style-name="P5"/>
      <text:list xml:id="list92254444766681" text:continue-numbering="true" text:style-name="WWNum1">
        <text:list-item>
          <text:list>
            <text:list-item>
              <text:list>
                <text:list-item>
                  <text:p text:style-name="P39">All requirements have equal weight.</text:p>
                </text:list-item>
              </text:list>
            </text:list-item>
          </text:list>
        </text:list-item>
      </text:list>
      <text:p text:style-name="P4"/>
      <text:list xml:id="list92255482545145" text:continue-numbering="true" text:style-name="WWNum1">
        <text:list-item>
          <text:h text:style-name="P43" text:outline-level="1"><text:bookmark-start text:name="__RefHeading__736_2030171249"/><text:bookmark-start text:name="_Toc273617277"/>Qualification Provisions<text:bookmark-end text:name="__RefHeading__736_2030171249"/><text:bookmark-end text:name="_Toc273617277"/></text:h>
        </text:list-item>
      </text:list>
      <text:p text:style-name="P7"/>
      <text:p text:style-name="P7">The following classic qualification methods are to be used: </text:p>
      <text:list xml:id="list2429345796664209691" text:style-name="WWNum43">
        <text:list-item>
          <text:p text:style-name="P57">Demonstration (D): The operation of the system, or a part of the system, that relies on observable functional operation not requiring the use of instrumentation, special test equipment, or subsequent analysis.</text:p>
        </text:list-item>
        <text:list-item>
          <text:p text:style-name="P56">Test (T): The operation of the system, or a part of the system, using instrumentation or other special test equipment to collect data for later analysis.</text:p>
        </text:list-item>
        <text:list-item>
          <text:p text:style-name="P56">Analysis (A): The processing of accumulated data obtained from other qualification methods. Examples are reduction, interpolation, or extrapolation of test results.</text:p>
        </text:list-item>
        <text:list-item>
          <text:p text:style-name="P56">Inspection (I): The visual examination of system components, documentation, etc.</text:p>
        </text:list-item>
        <text:list-item>
          <text:p text:style-name="P56">Special qualification methods (S). Any special qualification methods for the system, such as special tools, techniques, procedures, facilities, acceptance limits, use of standard samples, preproduction or periodic production samples, pilot models, or pilot lots. </text:p>
        </text:list-item>
      </text:list>
      <text:p text:style-name="Guidance"/>
      <table:table table:name="Table1" table:style-name="Table1">
        <table:table-column table:style-name="Table1.A"/>
        <table:table-column table:style-name="Table1.B"/>
        <table:table-column table:style-name="Table1.C"/>
        <table:table-row>
          <table:table-cell table:style-name="Table1.A1" office:value-type="string">
            <text:p text:style-name="P26">Method</text:p>
          </table:table-cell>
          <table:table-cell table:style-name="Table1.A1" office:value-type="string">
            <text:p text:style-name="P26">Requirement</text:p>
          </table:table-cell>
          <table:table-cell table:style-name="Table1.A1" office:value-type="string">
            <text:p text:style-name="P26">Description</text:p>
          </table:table-cell>
        </table:table-row>
        <table:table-row>
          <table:table-cell table:style-name="Table1.A1" office:value-type="string">
            <text:p text:style-name="P27">D</text:p>
          </table:table-cell>
          <table:table-cell table:style-name="Table1.A1" office:value-type="string">
            <text:p text:style-name="P27">WCP52-3.2.1</text:p>
          </table:table-cell>
          <table:table-cell table:style-name="Table1.A1" office:value-type="string">
            <text:p text:style-name="P27">Bode plot output</text:p>
          </table:table-cell>
        </table:table-row>
        <table:table-row>
          <table:table-cell table:style-name="Table1.A1" office:value-type="string">
            <text:p text:style-name="P28">T</text:p>
          </table:table-cell>
          <table:table-cell table:style-name="Table1.A1" office:value-type="string">
            <text:p text:style-name="P27">WCP52-3.2.2</text:p>
          </table:table-cell>
          <table:table-cell table:style-name="Table1.A1" office:value-type="string">
            <text:p text:style-name="P28">Signals sourced from 1 kHz to <text:span text:style-name="T13">150</text:span> MHz</text:p>
          </table:table-cell>
        </table:table-row>
        <table:table-row>
          <table:table-cell table:style-name="Table1.A1" office:value-type="string">
            <text:p text:style-name="P29">T</text:p>
          </table:table-cell>
          <table:table-cell table:style-name="Table1.A1" office:value-type="string">
            <text:p text:style-name="P29">WCP52-3.2.3</text:p>
          </table:table-cell>
          <table:table-cell table:style-name="Table1.A1" office:value-type="string">
            <text:p text:style-name="P29">Signals up to <text:span text:style-name="T16">1.25 </text:span>V RMS under 100 MHz</text:p>
          </table:table-cell>
        </table:table-row>
        <table:table-row>
          <table:table-cell table:style-name="Table1.A1" office:value-type="string">
            <text:p text:style-name="P28">D</text:p>
          </table:table-cell>
          <table:table-cell table:style-name="Table1.A1" office:value-type="string">
            <text:p text:style-name="P28">WCP52-3.2.<text:span text:style-name="T11">4</text:span></text:p>
          </table:table-cell>
          <table:table-cell table:style-name="Table1.A1" office:value-type="string">
            <text:p text:style-name="P28">Signals detected as low as 40dB below output amplitude</text:p>
          </table:table-cell>
        </table:table-row>
        <table:table-row>
          <table:table-cell table:style-name="Table1.A1" office:value-type="string">
            <text:p text:style-name="P30">A</text:p>
          </table:table-cell>
          <table:table-cell table:style-name="Table1.A1" office:value-type="string">
            <text:p text:style-name="P28">WCP52-3.2.<text:span text:style-name="T11">6</text:span></text:p>
          </table:table-cell>
          <table:table-cell table:style-name="Table1.A1" office:value-type="string">
            <text:p text:style-name="P28">Accuracy within 3dB, 5 degrees</text:p>
          </table:table-cell>
        </table:table-row>
        <table:table-row>
          <table:table-cell table:style-name="Table1.A1" office:value-type="string">
            <text:p text:style-name="P28">D</text:p>
          </table:table-cell>
          <table:table-cell table:style-name="Table1.A1" office:value-type="string">
            <text:p text:style-name="P28">WCP52-3.3.1</text:p>
          </table:table-cell>
          <table:table-cell table:style-name="Table1.A1" office:value-type="string">
            <text:p text:style-name="P30">PC interface</text:p>
          </table:table-cell>
        </table:table-row>
        <table:table-row>
          <table:table-cell table:style-name="Table1.A1" office:value-type="string">
            <text:p text:style-name="P28">D</text:p>
          </table:table-cell>
          <table:table-cell table:style-name="Table1.A1" office:value-type="string">
            <text:p text:style-name="P28">WCP52-3.3.2</text:p>
          </table:table-cell>
          <table:table-cell table:style-name="Table1.A1" office:value-type="string">
            <text:p text:style-name="P28">Text-driven protocol</text:p>
          </table:table-cell>
        </table:table-row>
        <table:table-row>
          <table:table-cell table:style-name="Table1.A1" office:value-type="string">
            <text:p text:style-name="P30">D</text:p>
          </table:table-cell>
          <table:table-cell table:style-name="Table1.A1" office:value-type="string">
            <text:p text:style-name="P30">WCP52-3.3.3</text:p>
          </table:table-cell>
          <table:table-cell table:style-name="Table1.A1" office:value-type="string">
            <text:p text:style-name="P30">Standard communication protocol</text:p>
          </table:table-cell>
        </table:table-row>
        <table:table-row>
          <table:table-cell table:style-name="Table1.A1" office:value-type="string">
            <text:p text:style-name="P28">D</text:p>
          </table:table-cell>
          <table:table-cell table:style-name="Table1.A1" office:value-type="string">
            <text:p text:style-name="P28">WCP52-3.3.4</text:p>
          </table:table-cell>
          <table:table-cell table:style-name="Table1.A1" office:value-type="string">
            <text:p text:style-name="P30">DUT connectors are either SMA or BNC</text:p>
          </table:table-cell>
        </table:table-row>
        <table:table-row>
          <table:table-cell table:style-name="Table1.A1" office:value-type="string">
            <text:p text:style-name="P30">A</text:p>
          </table:table-cell>
          <table:table-cell table:style-name="Table1.A1" office:value-type="string">
            <text:p text:style-name="P28">WCP52-3.3.6</text:p>
          </table:table-cell>
          <table:table-cell table:style-name="Table1.A1" office:value-type="string">
            <text:p text:style-name="P28">Auxiliary power at least +/- 10 V, sources at least 1 W</text:p>
          </table:table-cell>
        </table:table-row>
        <table:table-row>
          <table:table-cell table:style-name="Table1.A1" office:value-type="string">
            <text:p text:style-name="P30">D</text:p>
          </table:table-cell>
          <table:table-cell table:style-name="Table1.A1" office:value-type="string">
            <text:p text:style-name="P30">WCP52-3.6.2</text:p>
          </table:table-cell>
          <table:table-cell table:style-name="Table1.A1" office:value-type="string">
            <text:p text:style-name="P30">Protocol guide is present</text:p>
          </table:table-cell>
        </table:table-row>
        <table:table-row>
          <table:table-cell table:style-name="Table1.A1" office:value-type="string">
            <text:p text:style-name="P31">T</text:p>
          </table:table-cell>
          <table:table-cell table:style-name="Table1.A1" office:value-type="string">
            <text:p text:style-name="P31">WCP52-3.6.5</text:p>
          </table:table-cell>
          <table:table-cell table:style-name="Table1.A1" office:value-type="string">
            <text:p text:style-name="P31">External voltages below 30V p-p</text:p>
          </table:table-cell>
        </table:table-row>
      </table:table>
      <text:p text:style-name="Table">Table <text:sequence text:ref-name="refTable0" text:name="Table" text:formula="ooow:Table+1" style:num-format="1">1</text:sequence>: Qualification Provisions</text:p>
      <text:p text:style-name="Standard"/>
      <text:list xml:id="list92254540298516" text:continue-list="list92255482545145" text:style-name="WWNum1">
        <text:list-item>
          <text:h text:style-name="P43" text:outline-level="1"><text:bookmark-start text:name="__RefHeading__738_2030171249"/><text:bookmark-start text:name="_Toc273617278"/>Requirements Traceability<text:bookmark-end text:name="__RefHeading__738_2030171249"/><text:bookmark-end text:name="_Toc273617278"/></text:h>
        </text:list-item>
      </text:list>
      <text:p text:style-name="Standard"><text:s/>This section is not applicable because this is a system-level specification.</text:p>
      <text:p text:style-name="Standard"/>
      <text:list xml:id="list92256029116375" text:continue-numbering="true" text:style-name="WWNum1">
        <text:list-item>
          <text:h text:style-name="P43" text:outline-level="1"><text:bookmark-start text:name="__RefHeading__740_2030171249"/><text:bookmark-start text:name="_Toc273617279"/>Notes<text:bookmark-end text:name="__RefHeading__740_2030171249"/><text:bookmark-end text:name="_Toc273617279"/></text:h>
          <text:h text:style-name="P42" text:outline-level="1"/>
          <text:h text:style-name="P45" text:outline-level="1"/>
          <text:list>
            <text:list-item>
              <text:h text:style-name="P51" text:outline-level="2"><text:bookmark-start text:name="__RefHeading__742_2030171249"/><text:bookmark-start text:name="_Toc273617280"/>Acronyms and Abbreviations<text:bookmark-end text:name="__RefHeading__742_2030171249"/><text:bookmark-end text:name="_Toc273617280"/></text:h>
            </text:list-item>
          </text:list>
        </text:list-item>
      </text:list>
      <text:p text:style-name="Acronyms"/>
      <text:p text:style-name="Acronyms">PRS<text:tab/>Project Requirements Specification</text:p>
      <text:p text:style-name="Acronyms">WCP<text:tab/>Watson Capstone Projects</text:p>
      <text:p text:style-name="P32">DUT<text:tab/>Device Under Test</text:p>
      <text:p text:style-name="Acronyms"/>
      <text:list xml:id="list92255732604426" text:continue-numbering="true" text:style-name="WWNum1">
        <text:list-item>
          <text:list>
            <text:list-item>
              <text:h text:style-name="P49" text:outline-level="2"><text:bookmark-start text:name="__RefHeading__744_2030171249"/><text:bookmark-start text:name="_Toc273617281"/>Bibliography<text:bookmark-end text:name="__RefHeading__744_2030171249"/><text:bookmark-end text:name="_Toc273617281"/></text:h>
            </text:list-item>
          </text:list>
        </text:list-item>
      </text:list>
      <text:p text:style-name="Appendix_20_Heading_20_1"/>
      <text:p text:style-name="Appendix_20_Heading_20_1"><text:bookmark-start text:name="_Toc273617282"/>Appendi<text:span text:style-name="T10">c</text:span>es<text:bookmark-end text:name="_Toc273617282"/></text:p>
      <text:p text:style-name="Guidance"/>
      <text:p text:style-name="P22"/>
      <text:p text:style-name="P23"/>
      <text:p text:style-name="P23"/>
      <text:list xml:id="list92255714515690" text:continue-numbering="true" text:style-name="WWNum1">
        <text:list-item>
          <text:h text:style-name="Heading_20_1" text:outline-level="1"><text:bookmark-start text:name="__RefHeading__755_1604287838"/>Appendix A: Project Proposal<text:bookmark-end text:name="__RefHeading__755_160428783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ZSongS-Extended(SIP)" svg:font-family="FZSongS-Extended(SIP)" style:font-family-generic="system" style:font-pitch="variable"/>
    <style:font-face style:name="MS Gothi" svg:font-family="'MS Gothi'" style:font-family-generic="system" style:font-pitch="variable"/>
    <style:font-face style:name="MS Minngs" svg:font-family="'MS Minng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tru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fo:font-family="Times" style:font-family-generic="roman" style:font-pitch="variable" style:font-name-asian="MS Minngs" style:font-family-asian="'MS Minngs'" style:font-family-generic-asian="system" style:font-pitch-asian="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ZSongS-Extended(SIP)" style:font-family-asian="FZSongS-Extended(SIP)"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fo:text-align="justify" style:justify-single-word="false" fo:hyphenation-ladder-count="no-limi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1" style:class="text">
      <style:text-properties style:font-name="Calibri" fo:font-family="Calibri" style:font-style-name="Regular" style:font-family-generic="swiss" style:font-pitch="variable" fo:font-size="16pt"/>
    </style:style>
    <style:style style:name="Heading_20_2" style:display-name="Heading 2" style:family="paragraph" style:parent-style-name="Standard" style:next-style-name="Standard" style:default-outline-level="2" style:list-style-name="WWNum1" style:class="text">
      <style:text-properties style:font-name="Calibri" fo:font-family="Calibri" style:font-style-name="Regular" style:font-family-generic="swiss" style:font-pitch="variable" fo:font-size="14pt"/>
    </style:style>
    <style:style style:name="Heading_20_3" style:display-name="Heading 3" style:family="paragraph" style:parent-style-name="Standard" style:default-outline-level="3" style:list-style-name="WWNum1" style:class="text"/>
    <style:style style:name="Heading_20_4" style:display-name="Heading 4" style:family="paragraph" style:parent-style-name="Standard" style:default-outline-level="4" style:list-style-name="WWNum1" style:class="text"/>
    <style:style style:name="Heading_20_5" style:display-name="Heading 5" style:family="paragraph" style:parent-style-name="Standard" style:next-style-name="Standard" style:default-outline-level="5" style:list-style-name="WWNum1" style:class="text">
      <style:paragraph-properties fo:margin-top="0.139in" fo:margin-bottom="0in" style:contextual-spacing="false" fo:keep-together="always" fo:keep-with-next="always"/>
      <style:text-properties fo:color="#243f60" style:font-name="Calibri1" fo:font-family="Calibri" style:font-family-generic="roman" style:font-pitch="variable" style:font-name-asian="MS Gothi" style:font-family-asian="'MS Gothi'" style:font-family-generic-asian="system" style:font-pitch-asian="variable"/>
    </style:style>
    <style:style style:name="Heading_20_6" style:display-name="Heading 6" style:family="paragraph" style:parent-style-name="Standard" style:next-style-name="Standard" style:default-outline-level="6" style:list-style-name="WWNum1" style:class="text">
      <style:paragraph-properties fo:margin-top="0.139in" fo:margin-bottom="0in" style:contextual-spacing="false" fo:keep-together="always" fo:keep-with-next="always"/>
      <style:text-properties fo:color="#243f60" style:font-name="Calibri1" fo:font-family="Calibri" style:font-family-generic="roman" style:font-pitch="variable" fo:font-style="italic" style:font-name-asian="MS Gothi" style:font-family-asian="'MS Gothi'"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list-style-name="WWNum1" style:class="text">
      <style:paragraph-properties fo:margin-top="0.139in" fo:margin-bottom="0in" style:contextual-spacing="false" fo:keep-together="always" fo:keep-with-next="always"/>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list-style-name="WWNum1" style:class="text">
      <style:paragraph-properties fo:margin-top="0.139in" fo:margin-bottom="0in" style:contextual-spacing="false" fo:keep-together="always" fo:keep-with-next="always"/>
      <style:text-properties fo:color="#404040" style:font-name="Calibri1" fo:font-family="Calibri" style:font-family-generic="roman" style:font-pitch="variable" style:font-name-asian="MS Gothi" style:font-family-asian="'MS Gothi'" style:font-family-generic-asian="system" style:font-pitch-asian="variable"/>
    </style:style>
    <style:style style:name="Heading_20_9" style:display-name="Heading 9" style:family="paragraph" style:parent-style-name="Standard" style:next-style-name="Standard" style:default-outline-level="9" style:list-style-name="WWNum1" style:class="text">
      <style:paragraph-properties fo:margin-top="0.139in" fo:margin-bottom="0in" style:contextual-spacing="false" fo:keep-together="always" fo:keep-with-next="always"/>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style-complex="italic"/>
    </style:style>
    <style:style style:name="Normal_20__28_Web_29_" style:display-name="Normal (Web)" style:family="paragraph" style:parent-style-name="Standard" style:default-outline-level="">
      <style:paragraph-properties fo:margin-top="0in" fo:margin-bottom="0.1945in" style:contextual-spacing="false"/>
    </style:style>
    <style:style style:name="Guidance" style:family="paragraph" style:parent-style-name="Standard" style:next-style-name="Standard" style:default-outline-level="">
      <style:paragraph-properties fo:margin-top="0in" fo:margin-bottom="0.1945in" style:contextual-spacing="false"/>
      <style:text-properties fo:font-style="italic" style:font-style-asian="italic"/>
    </style:style>
    <style:style style:name="Guidance_20_sub-elements" style:display-name="Guidance sub-elements" style:family="paragraph" style:parent-style-name="Guidance" style:next-style-name="Standard" style:default-outline-level="" style:list-style-name="WWNum30">
      <style:text-properties style:font-name-asian="Times New Roman1" style:font-family-asian="'Times New Roman'" style:font-family-generic-asian="system" style:font-pitch-asian="variable"/>
    </style:style>
    <style:style style:name="Guidance4" style:family="paragraph" style:parent-style-name="Heading_20_4" style:default-outline-level="" style:list-style-name="">
      <style:paragraph-properties fo:margin-top="0in" fo:margin-bottom="0in" style:contextual-spacing="true"/>
      <style:text-properties fo:font-size="10pt" fo:font-weight="normal" style:font-size-asian="10pt" style:font-weight-asian="normal"/>
    </style:style>
    <style:style style:name="Guidance3" style:family="paragraph" style:parent-style-name="Heading_20_3" style:next-style-name="Standard" style:default-outline-level="" style:list-style-name="">
      <style:paragraph-properties fo:margin-left="0in" fo:margin-right="0in" fo:text-indent="0in" style:auto-text-indent="false"/>
      <style:text-properties fo:font-size="10pt" fo:font-weight="normal" style:font-size-asian="10pt" style:font-weight-asian="normal"/>
    </style:style>
    <style:style style:name="Title" style:family="paragraph" style:parent-style-name="Standard" style:next-style-name="Subtitle" style:default-outline-level="" style:class="chapter">
      <style:paragraph-properties fo:margin-top="0.0835in" fo:margin-bottom="0in" style:contextual-spacing="false" fo:text-align="center" style:justify-single-word="false" fo:hyphenation-ladder-count="no-limi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fo:hyphenate="false" fo:hyphenation-remain-char-count="2" fo:hyphenation-push-char-count="2"/>
    </style:style>
    <style:style style:name="Subtitle" style:family="paragraph" style:parent-style-name="Standard" style:next-style-name="Text_20_body" style:default-outline-level="" style:class="chapter">
      <style:paragraph-properties fo:margin-top="0.0417in" fo:margin-bottom="0.0417in" style:contextual-spacing="false" fo:text-align="center" style:justify-single-word="false" fo:hyphenation-ladder-count="no-limit"/>
      <style:text-properties style:font-name="Arial" fo:font-family="Arial" style:font-family-generic="roman" style:font-pitch="variable" fo:font-size="14pt" fo:font-style="italic" fo:font-weight="bold" style:letter-kerning="true"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2pt" style:font-style-complex="italic" fo:hyphenate="false" fo:hyphenation-remain-char-count="2" fo:hyphenation-push-char-count="2"/>
    </style:style>
    <style:style style:name="Guidance2" style:family="paragraph" style:parent-style-name="Heading_20_2" style:next-style-name="Standard" style:default-outline-level="" style:list-style-name="">
      <style:paragraph-properties fo:margin-left="0in" fo:margin-right="0in" fo:text-indent="0in" style:auto-text-indent="false"/>
      <style:text-properties fo:font-size="11pt" style:font-size-asian="11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3055in" fo:margin-right="0in" fo:text-indent="-0.3055in" style:auto-text-indent="false"/>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size-complex="12pt"/>
    </style:style>
    <style:style style:name="Acronyms" style:family="paragraph" style:parent-style-name="Standard" style:default-outline-level="">
      <style:paragraph-properties>
        <style:tab-stops>
          <style:tab-stop style:position="0.5in"/>
        </style:tab-stops>
      </style:paragraph-properties>
      <style:text-properties style:font-name-complex="Times New Roman1" style:font-family-complex="'Times New Roman'" style:font-family-generic-complex="system" style:font-pitch-complex="variable"/>
    </style:style>
    <style:style style:name="Appendix_20_Heading_20_1" style:display-name="Appendix Heading 1" style:family="paragraph" style:parent-style-name="Heading_20_1" style:default-outline-level="" style:list-style-name="">
      <style:text-properties style:font-name-asian="Times New Roman1" style:font-family-asian="'Times New Roman'" style:font-family-generic-asian="system" style:font-pitch-asian="variable"/>
    </style:style>
    <style:style style:name="Guidance_20_heading_20_3" style:display-name="Guidance heading 3" style:family="paragraph" style:parent-style-name="Heading_20_3" style:next-style-name="Standard" style:default-outline-level="" style:list-style-nam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Table"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family="Times" style:font-family-generic="roman" style:font-pitch="variable" fo:font-size="24pt" fo:font-weight="bold" style:letter-kerning="true" style:font-name-asian="MS Minngs" style:font-family-asian="'MS Minngs'"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fo:font-family="Times" style:font-family-generic="roman" style:font-pitch="variable" fo:font-size="18pt" fo:font-weight="bold" style:font-name-asian="MS Minngs" style:font-family-asian="'MS Minngs'"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name-asian="MS Minngs" style:font-family-asian="'MS Minngs'"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fo:font-family="Times" style:font-family-generic="roman" style:font-pitch="variable" fo:font-size="12pt" fo:font-weight="bold" style:font-name-asian="MS Minngs" style:font-family-asian="'MS Minngs'"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libri1" fo:font-family="Calibri" style:font-family-generic="roman" style:font-pitch="variable" style:font-name-asian="MS Gothi" style:font-family-asian="'MS Gothi'"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libri1" fo:font-family="Calibri" style:font-family-generic="roman" style:font-pitch="variable" fo:font-style="italic" style:font-name-asian="MS Gothi" style:font-family-asian="'MS Goth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1" fo:font-family="Calibri" style:font-family-generic="roman" style:font-pitch="variable" style:font-name-asian="MS Gothi" style:font-family-asian="'MS Gothi'" style:font-family-generic-asian="system" style:font-pitch-asian="variable"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Body_20_Text_20_Char" style:display-name="Body Text Char" style:family="text" style:parent-style-name="Default_20_Paragraph_20_Font">
      <style:text-properties fo:font-size="12pt" style:letter-kerning="true" style:font-size-asian="12pt" style:font-name-complex="Times New Roman1" style:font-family-complex="'Times New Roman'" style:font-family-generic-complex="system" style:font-pitch-complex="variable"/>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fo:font-style="italic" fo:font-weight="bold" style:letter-kerning="true" style:font-size-asian="12pt" style:font-style-asian="italic" style:font-weight-asian="bold" style:font-name-complex="Arial1" style:font-family-complex="Arial" style:font-family-generic-complex="system" style:font-pitch-complex="variable" style:font-size-complex="12pt" style:font-style-complex="italic"/>
    </style:style>
    <style:style style:name="Footer_20_Char" style:display-name="Footer Char" style:family="text" style:parent-style-name="Default_20_Paragraph_20_Font">
      <style:text-properties style:font-name="Times" fo:font-family="Times" style:font-family-generic="roman" style:font-pitch="variable" fo:font-size="11pt" style:font-name-asian="MS Minngs" style:font-family-asian="'MS Minngs'" style:font-family-generic-asian="system" style:font-pitch-asian="variable" style:font-size-asian="11pt"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font-size="11pt" style:font-name-asian="MS Minngs" style:font-family-asian="'MS Minngs'" style:font-family-generic-asian="system" style:font-pitch-asian="variable" style:font-size-asian="11pt" style:font-name-complex="Times New Roman1" style:font-family-complex="'Times New Roman'" style:font-family-generic-complex="system" style:font-pitch-complex="variabl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name-asian="MS Minngs" style:font-family-asian="'MS Minng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5in" fo:margin-right="0in" fo:text-align="center" style:justify-single-word="false" fo:text-indent="-1.5in" style:auto-text-indent="false"/>
    </style:style>
    <style:style style:name="MP2" style:family="paragraph" style:parent-style-name="Footer">
      <style:paragraph-properties fo:padding="0in" fo:border="none"/>
    </style:style>
    <style:style style:name="MT1" style:family="text">
      <style:text-properties officeooo:rsid="00288487"/>
    </style:style>
    <style:style style:name="MT2" style:family="text">
      <style:text-properties officeooo:rsid="003c0fe2"/>
    </style:style>
    <style:style style:name="MT3" style:family="text"/>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Converted1" style:page-layout-name="Mpm2">
      <style:header>
        <text:p text:style-name="MP1"><text:tab/><text:span text:style-name="MT1">WCP52</text:span> <text:span text:style-name="MT1">USB Gain/Phase Analyzer</text:span><text:tab/><text:span text:style-name="MT2">2014-10-17</text:span><text:line-break/>Project Requirements Specification<text:tab/>Rev. <text:span text:style-name="MT2">–</text:span></text:p>
      </style:header>
      <style:footer>
        <text:p text:style-name="Footer"><draw:frame draw:style-name="Mfr1" draw:name="Frame1" text:anchor-type="paragraph" svg:y="0.0008in" draw:z-index="1"><draw:text-box fo:min-height="0.0161in" fo:min-width="0.0161in"><text:p text:style-name="MP2"><text:span text:style-name="page_20_number"><text:page-number text:select-page="current">2</text:page-number></text:span></text:p></draw:text-box></draw:frame></text:p>
      </style:footer>
    </style:master-page>
    <style:master-page style:name="Converted2" style:page-layout-name="Mpm2">
      <style:header>
        <text:p text:style-name="MP1"><text:tab/>WCP52 USB Gain/Phase Analyzer<text:tab/><text:time style:data-style-name="N10120" text:time-value="2014-11-18T09:22:54.332500412">18 November 2014</text:time><text:line-break/>Project Requirements Specification<text:tab/>Rev. A</text:p>
      </style:header>
      <style:footer>
        <text:p text:style-name="Footer"><draw:frame draw:style-name="Mfr1" draw:name="Frame2" text:anchor-type="paragraph" svg:y="0.0008in" draw:z-index="6"><draw:text-box fo:min-height="0.0161in" fo:min-width="0.0161in"><text:p text:style-name="MP2"><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P</dc:title>
    <meta:initial-creator>Jack Maynard</meta:initial-creator>
    <meta:editing-cycles>81</meta:editing-cycles>
    <meta:print-date>2013-09-25T21:05:00</meta:print-date>
    <meta:creation-date>2013-11-07T19:46:00</meta:creation-date>
    <dc:date>2014-11-18T09:22:54.279967591</dc:date>
    <meta:editing-duration>PT1H10M38S</meta:editing-duration>
    <meta:generator>LibreOffice/4.2.7.2$Linux_X86_64 LibreOffice_project/420m0$Build-2</meta:generator>
    <meta:document-statistic meta:table-count="1" meta:image-count="0" meta:object-count="0" meta:page-count="9" meta:paragraph-count="143" meta:word-count="1120" meta:character-count="7206" meta:non-whitespace-character-count="62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